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officeooo:rsid="000525dc" officeooo:paragraph-rsid="000525dc"/>
    </style:style>
    <style:style style:name="T1" style:family="text">
      <style:text-properties officeooo:rsid="0005f96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# Banco de Dados &amp; SQL</text:p>
      <text:p text:style-name="P1"/>
      <text:p text:style-name="P1">### Introdução</text:p>
      <text:p text:style-name="P1">* O conceito de banco de dados está muito presente em nosso dia-a-dia e faz parte de nossa vida</text:p>
      <text:p text:style-name="P1"/>
      <text:p text:style-name="P1">* Banco de dados (BD) desempenha um papel crítico em muitas áreas onde computadores são utilizados </text:p>
      <text:p text:style-name="P1"/>
      <text:p text:style-name="P1">* BD está presente em muitas áreas diferentes (negócios, engenharia, educação, medicina, etc.)</text:p>
      <text:p text:style-name="P1"/>
      <text:p text:style-name="P1">* Um arranjo aleatório de dados não pode ser considerado um banco de dados </text:p>
      <text:p text:style-name="P1">* uma planilha não pode ser considerada um BD</text:p>
      <text:p text:style-name="P1"/>
      <text:p text:style-name="P1">### Sistema Gerenciador de Banco de Dados </text:p>
      <text:p text:style-name="P1"/>
      <text:p text:style-name="P1">Um Sistema Gerenciador de Banco de Dados (SGBD) é uma coleção de programas que habilitam usuários a criar e manter um banco de dados.</text:p>
      <text:p text:style-name="P1"/>
      <text:p text:style-name="P1">O SGBD é um software de propósito geral, que facilita o processo de definição, construção e manipulação de um banco de dados.</text:p>
      <text:p text:style-name="P1"/>
      <text:p text:style-name="P1">&lt;br&gt;</text:p>
      <text:p text:style-name="P1">![](./fig1.png)</text:p>
      <text:p text:style-name="P1"/>
      <text:p text:style-name="P1">### <text:s/>Terminologia Básica</text:p>
      <text:p text:style-name="P1"/>
      <text:p text:style-name="P1">![](./fig2.png)</text:p>
      <text:p text:style-name="P1"/>
      <text:p text:style-name="P1"/>
      <text:p text:style-name="P1">* Campo – unidade básica de informação mínima com significado ( Coluna)</text:p>
      <text:p text:style-name="P1"/>
      <text:p text:style-name="P1">* Registro - conjunto de campos (linha)</text:p>
      <text:p text:style-name="P1"/>
      <text:p text:style-name="P1">* <text:s/>Atributo <text:s text:c="9"/>- área que pode conter um tipo de dados. É a interseção de <text:s/>uma <text:s/>linha com uma coluna. </text:p>
      <text:p text:style-name="P1"/>
      <text:p text:style-name="P1">* Tabela -conjunto de registros </text:p>
      <text:p text:style-name="P1"/>
      <text:p text:style-name="P1">* Banco de Dados (BD)-conjunto de Tabelas e as formas de manipulação (relacionamentos)</text:p>
      <text:p text:style-name="P1"/>
      <text:p text:style-name="P1">* Modelo de Dados - Consiste de um conjunto de conceitos utilizados para descrever a estrutura de um BD, ou seja, os tipos de dados, relacionamentos e restrições sobre estes dados</text:p>
      <text:p text:style-name="P1"/>
      <text:p text:style-name="P1">* Modelo Relaciona - representa os dados em um BD, por meio de um conjunto de relações</text:p>
      <text:p text:style-name="P1"/>
      <text:p text:style-name="P1">* Chave Primária <text:s text:c="3"/>- É a coluna que identifica com exclusividade <text:s/>cada <text:s/>linha <text:s text:c="2"/>de um tabela</text:p>
      <text:p text:style-name="P1"><text:s text:c="30"/></text:p>
      <text:p text:style-name="P1">* Chave Estrangeira - É uma coluna ou conjunto de colunas <text:s/>referente <text:s/>a <text:s/>uma <text:s/>chave </text:p>
      <text:p text:style-name="P1"><text:s text:c="2"/>primária de uma outra tabela. A partir da <text:s/>chave <text:s/>estrangeira </text:p>
      <text:p text:style-name="P1"><text:s/>podemos relacionar tabelas (join)</text:p>
      <text:p text:style-name="P1"/>
      <text:p text:style-name="P1">&lt;br&gt;</text:p>
      <text:p text:style-name="P1"/>
      <text:p text:style-name="P1">### Modelo de Dados</text:p>
      <text:p text:style-name="P1"/>
      <text:p text:style-name="P1">* Consiste de um conjunto de conceitos utilizados para descrever a estrutura de <text:soft-page-break/>um BD, ou seja, os tipos de dados, relacionamentos e restrições sobre estes dados</text:p>
      <text:p text:style-name="P1"/>
      <text:p text:style-name="P1">* No Modelo Relacional representa-se os dados em um BD, por meio de um conjunto de relações. </text:p>
      <text:p text:style-name="P1"/>
      <text:p text:style-name="P1">* existem várias técnicas e tipos de representações de modelagem <text:s/>( modelo externo, modelo ER,modelo conceitual)</text:p>
      <text:p text:style-name="P1"/>
      <text:p text:style-name="P1">![](modelo-conceitual.png)</text:p>
      <text:p text:style-name="P1"/>
      <text:p text:style-name="P1"># SQL - Structured Query Language</text:p>
      <text:p text:style-name="P1"/>
      <text:p text:style-name="P1">## 1 <text:s/>Introdução ao SQL</text:p>
      <text:p text:style-name="P1"/>
      <text:p text:style-name="P1"/>
      <text:p text:style-name="P1"><text:s text:c="3"/>SQL é a linguagem padrão para bancos de dados relacionais. Os principais Bancos de Dados Relacionais aceitam alguma forma <text:s/>do <text:s text:c="2"/>SQL. Abaixo, algumas terminologias em Banco de Dados</text:p>
      <text:p text:style-name="P1"><text:s text:c="3"/></text:p>
      <text:p text:style-name="P1"><text:s text:c="3"/>SQL surgiu no início da década de 70, por uma iniciativa da IBM. <text:s/>desde a década de 1990 tornou-se a linguagem mais popular para acesso a bancos de dados, associado <text:s/>a difusão dos SGBDs relacionais</text:p>
      <text:p text:style-name="P1"><text:s text:c="2"/></text:p>
      <text:p text:style-name="P1"><text:s text:c="2"/>existem dois tipos básicos de linguagem: </text:p>
      <text:p text:style-name="P1"><text:s text:c="3"/></text:p>
      <text:p text:style-name="P1">* <text:s text:c="2"/><text:tab/>Linguagem procedural: fornece uma descrição detalhada de **COMO** uma tarefa é realizada, operando sobre um registro ou uma unidade de dados a cada vez.</text:p>
      <text:p text:style-name="P1">*<text:tab/>Linguagem não procedural: é uma descrição de **O QUE** <text:s/>se deseja, onde o sistema deverá determinar a forma de fazer.</text:p>
      <text:p text:style-name="P1"><text:s/></text:p>
      <text:p text:style-name="P1"><text:s/>o SQL consiste em uma linguagem não procedural que permite a interface básica para comunicação com o banco de dados</text:p>
      <text:p text:style-name="P1"><text:s/></text:p>
      <text:p text:style-name="P1"><text:tab/></text:p>
      <text:p text:style-name="P1">Um SGBD realiza alguns processos que podem ser <text:s/>efetuados por meio da linguagem SQL</text:p>
      <text:p text:style-name="P1"/>
      <text:p text:style-name="P1">* DEFINIÇÃO (DDL): criação do esquema (tabelas e relacionamentos) <text:s/>que atenderá as necessidades no BD;</text:p>
      <text:p text:style-name="P1"/>
      <text:p text:style-name="P1">* MANIPULAÇÃO( DML): inclusão, deleção e modificação dos <text:s/>dados no <text:s/>BD;</text:p>
      <text:p text:style-name="P1"/>
      <text:p text:style-name="P1">* CONSULTA (DQL) : realização de consultas <text:s/>no BD; </text:p>
      <text:p text:style-name="P1"><text:s/></text:p>
      <text:p text:style-name="P1"/>
      <text:p text:style-name="P1"/>
      <text:p text:style-name="P1"><text:tab/><text:tab/>select nome from alunos ; </text:p>
      <text:p text:style-name="P1"><text:tab/></text:p>
      <text:p text:style-name="P1">![](fig3.png)</text:p>
      <text:p text:style-name="P1"><text:tab/></text:p>
      <text:p text:style-name="P1"/>
      <text:p text:style-name="P1">### DEFINIÇÃO e MANIPULAÇÃO (DDL &amp; DML)</text:p>
      <text:p text:style-name="P1"/>
      <text:p text:style-name="P1">Para iniciar a definição de um BD é necessário conhecer os tipos de dados que o BD manipula. <text:s/>De uma maneira geral serão</text:p>
      <text:p text:style-name="P1"><text:s/>manipulados os tipos: </text:p>
      <text:p text:style-name="P1"/>
      <text:p text:style-name="P1"><text:tab/>• números <text:tab/> <text:s text:c="3"/><text:tab/>( -45 <text:s/>| <text:s/>0 <text:s/>| <text:s/>25.57 )</text:p>
      <text:p text:style-name="P1"><text:tab/>• caracteres<text:tab/><text:tab/>(José Roberto <text:s text:c="2"/>| abacaxi| rua das amendoeiras, 516)</text:p>
      <text:p text:style-name="P1"><text:tab/>• datas e horas <text:tab/>(dia, mês e ano | 23 / 12 / 01 <text:s/>| 2017-10-01 21:07:47 GMT0)</text:p>
      <text:p text:style-name="P1"><text:soft-page-break/><text:tab/>• objetos binarios <text:tab/>(imagem, musica, arquivo executavel) </text:p>
      <text:p text:style-name="P1"><text:tab/></text:p>
      <text:p text:style-name="P1"><text:tab/>obs: o dado faltante é chamado NULL</text:p>
      <text:p text:style-name="P1"><text:tab/></text:p>
      <text:p text:style-name="P1"/>
      <text:p text:style-name="P1">A sintaxe que identifica estes tipos dependentes do BD, em geral:</text:p>
      <text:p text:style-name="P1"/>
      <text:p text:style-name="P1">```SQL</text:p>
      <text:p text:style-name="P1"><text:tab/><text:tab/>integer, float, double – numéricos</text:p>
      <text:p text:style-name="P1"><text:tab/><text:tab/>character, char(n),varchar(n) <text:s/>– caracteres variáveis até 4000</text:p>
      <text:p text:style-name="P1"><text:tab/><text:tab/>date <text:s/>– de 1/1/4712 A.C. até 31/12/9999 D.C.</text:p>
      <text:p text:style-name="P1"><text:tab/><text:tab/>blob - objetos binarios até ~ 4Gb</text:p>
      <text:p text:style-name="P1">```<text:tab/><text:tab/></text:p>
      <text:p text:style-name="P1"><text:tab/><text:tab/></text:p>
      <text:p text:style-name="P1">#### criando uma tabela</text:p>
      <text:p text:style-name="P1">Para criar uma tabela será usada a declaração SQL (DDL) criando a tabela. de uma maneira geral</text:p>
      <text:p text:style-name="P1"/>
      <text:p text:style-name="P1"><text:tab/>create table &lt;nome_tabela&gt; <text:s text:c="2"/>(</text:p>
      <text:p text:style-name="P1"><text:tab/> <text:s text:c="2"/>campo_1 <text:s/>&lt;tipo de dado&gt;, <text:s text:c="7"/>-- atributo do campo</text:p>
      <text:p text:style-name="P1"><text:tab/> <text:s text:c="2"/>campo_2 <text:s/>&lt;tipo de dado&gt;,</text:p>
      <text:p text:style-name="P1"><text:tab/> <text:s text:c="2"/>campo_3 &lt;tipo de dados&gt; ) ;</text:p>
      <text:p text:style-name="P1"><text:tab/></text:p>
      <text:p text:style-name="P1"/>
      <text:p text:style-name="P1"><text:tab/> O ponto e vírgula encerra uma instrução deixando-a pronta para ser executada &lt;ENTER&gt;.<text:tab/><text:tab/></text:p>
      <text:p text:style-name="P1"/>
      <text:p text:style-name="P1"/>
      <text:p text:style-name="P1"/>
      <text:p text:style-name="P1">#### Exemplo</text:p>
      <text:p text:style-name="P1">Como seria a criação de uma tabela <text:s/>que armazenaria os nomes e siglas de todas a UF</text:p>
      <text:p text:style-name="P1"/>
      <text:p text:style-name="P1"/>
      <text:p text:style-name="P1"><text:tab/><text:tab/></text:p>
      <text:p text:style-name="P1"><text:tab/><text:tab/>CREATE TABLE estados</text:p>
      <text:p text:style-name="P1"><text:tab/><text:tab/>(</text:p>
      <text:p text:style-name="P1"><text:tab/><text:tab/> <text:s text:c="2"/>uf integer, </text:p>
      <text:p text:style-name="P1"><text:tab/><text:tab/> <text:s text:c="2"/>sigla char(2), </text:p>
      <text:p text:style-name="P1"><text:tab/><text:tab/> <text:s text:c="2"/>regiao char(2),</text:p>
      <text:p text:style-name="P1"><text:tab/><text:tab/> <text:s text:c="2"/>nome varchar(50) </text:p>
      <text:p text:style-name="P1"><text:tab/><text:tab/>) </text:p>
      <text:p text:style-name="P1"><text:tab/><text:tab/></text:p>
      <text:p text:style-name="P1"/>
      <text:p text:style-name="P1"><text:tab/><text:tab/></text:p>
      <text:p text:style-name="P1">#### Inserindo dados (populando a tabela)</text:p>
      <text:p text:style-name="P1"/>
      <text:p text:style-name="P1">Instrução INSERT - Esta instrução é usada para inserir dados na tabela.</text:p>
      <text:p text:style-name="P1"/>
      <text:p text:style-name="P1"><text:tab/>INSERT INTO &lt;tabela&gt;[(coluna_1,...,coluna_n)] VALUES (valor_1,...,valor_n);</text:p>
      <text:p text:style-name="P1"/>
      <text:p text:style-name="P1">Exemplo:</text:p>
      <text:p text:style-name="P1"/>
      <text:p text:style-name="P1"/>
      <text:p text:style-name="P1"/>
      <text:p text:style-name="P1"/>
      <text:p text:style-name="P1"><text:tab/></text:p>
      <text:p text:style-name="P1"><text:tab/><text:tab/>INSERT INTO estados(uf, sigla, regiao,nome) VALUES (33, 'RJ', 'SE','Rio de Janeiro');</text:p>
      <text:p text:style-name="P1"><text:tab/><text:tab/>INSERT INTO estados VALUES (31, 'MG', 'SE','Minas Gerais');</text:p>
      <text:p text:style-name="P1"><text:tab/><text:tab/>INSERT INTO estados(sigla, nome,uf,regiao) VALUES ('SP', 'São Paulo', 35,'SE');</text:p>
      <text:p text:style-name="P1"><text:tab/><text:tab/>INSERT INTO estados( nome,regiao,uf,sigla) VALUES ('Espirito Santo', <text:soft-page-break/>'SE',32,'ES');</text:p>
      <text:p text:style-name="P1"><text:tab/><text:tab/>INSERT INTO estador(sigla,'regiao',nome) VALUES('GO', 'CO','Goiás'); -- faltou UF que vai assumir valor NULL</text:p>
      <text:p text:style-name="P1"><text:tab/><text:tab/></text:p>
      <text:p text:style-name="P1">#### Apagando os Dados</text:p>
      <text:p text:style-name="P1">Instrução DELETE - Esta instrução é usada para remover uma ou registros da tabela, possuindo duas formas básicas: </text:p>
      <text:p text:style-name="P1"><text:tab/></text:p>
      <text:p text:style-name="P1"><text:tab/><text:tab/>DELETE <text:s/>FROM <text:s/>&lt;tabela&gt;;<text:tab/><text:tab/></text:p>
      <text:p text:style-name="P1"><text:tab/><text:tab/><text:tab/><text:tab/>ou</text:p>
      <text:p text:style-name="P1"><text:tab/><text:tab/>DELETE <text:s/>FROM <text:s/>&lt;tabela&gt; <text:s/>WHERE <text:s/>&lt;condição&gt;;</text:p>
      <text:p text:style-name="P1"><text:tab/></text:p>
      <text:p text:style-name="P1"><text:tab/>A primeira forma é obrigatória e apaga todos os dados da tabela, enquanto que a segunda possui uma parte opcional, a partir do WHERE, que apaga somente os dados da tabela que atendem a uma condição (ou condições) imposta pela cláusula WHERE.</text:p>
      <text:p text:style-name="P1"><text:tab/></text:p>
      <text:p text:style-name="P1">Exemplo:</text:p>
      <text:p text:style-name="P1"/>
      <text:p text:style-name="P1"><text:tab/>DELETE FROM ESTADOS WHERE SIGLA = 'SP'; -- 1 linha deletada</text:p>
      <text:p text:style-name="P1"><text:tab/></text:p>
      <text:p text:style-name="P1"><text:tab/>DELETE FROM ESTADOS WHERE NOME = 'ACRE'; <text:s/>-- nenhuma linha encontrada</text:p>
      <text:p text:style-name="P1"><text:tab/><text:tab/></text:p>
      <text:p text:style-name="P1"><text:tab/>DELETE FROM ESTADOS; -- todas as <text:s/>linhas deletadas <text:s/>ATENÇÃO. </text:p>
      <text:p text:style-name="P1"><text:tab/></text:p>
      <text:p text:style-name="P1">#### Remover uma Tabela</text:p>
      <text:p text:style-name="P1"/>
      <text:p text:style-name="P1">Para se remover uma tabela deve-se usar o comando DROP TABLE.</text:p>
      <text:p text:style-name="P1"/>
      <text:p text:style-name="P1"><text:tab/>DROP TABLE &lt;nome_da_tabela&gt;;</text:p>
      <text:p text:style-name="P1"/>
      <text:p text:style-name="P1">Por meio deste comando a tabela deixará de existir neste banco de dados, sendo todas as informações contidas nela vão ser <text:s/>** TOTALMENTE apagadas (Não tem UNDO) **.</text:p>
      <text:p text:style-name="P1"/>
      <text:p text:style-name="P1">Exemplo:</text:p>
      <text:p text:style-name="P1"><text:tab/></text:p>
      <text:p text:style-name="P1"><text:tab/><text:tab/>DROP TABLE ESTADOS; -- Tabela eliminada</text:p>
      <text:p text:style-name="P1"><text:tab/></text:p>
      <text:p text:style-name="P1">### CONSULTA (DQL)</text:p>
      <text:p text:style-name="P1"/>
      <text:p text:style-name="P1">Instrução SELECT</text:p>
      <text:p text:style-name="P1"/>
      <text:p text:style-name="P1">Esta instrução é a essência da linguagem SQL. É por meio dela que se recupera dados de um banco de dados. De modo simples, forma declarativa, está se dizendo ao BD quais informações foram selecionadas para serem recuperadas.</text:p>
      <text:p text:style-name="P1"/>
      <text:p text:style-name="P1">Pode-se dividir esta instrução em quatro partes básicas:</text:p>
      <text:p text:style-name="P1"/>
      <text:p text:style-name="P1"><text:tab/>• select <text:tab/>– seguido dos atributos que se deseja ver (obrigatório)</text:p>
      <text:p text:style-name="P1"><text:tab/>• from <text:tab/><text:tab/>– seguido de onde se obterão os dados (obrigatório)</text:p>
      <text:p text:style-name="P1"><text:tab/>• where <text:tab/>– seguido das restrições de recuperação (opcional)</text:p>
      <text:p text:style-name="P1"><text:tab/>• order by <text:tab/>– seguido da forma como os dados serão classificados (opcional) </text:p>
      <text:p text:style-name="P1"><text:tab/>• group by <text:tab/>– Agrega os dados <text:s/>(opcional) </text:p>
      <text:p text:style-name="P1"/>
      <text:p text:style-name="P1">O símbolo asterisco ( * ) significa que todos atributos da relação informada deverão ser recuperados.</text:p>
      <text:p text:style-name="P1"/>
      <text:p text:style-name="P1">Exemplo:</text:p>
      <text:p text:style-name="P1"/>
      <text:p text:style-name="P1"><text:tab/>SELECT * from ESTADO;</text:p>
      <text:p text:style-name="P1"><text:tab/></text:p>
      <text:p text:style-name="P1"><text:tab/>SELECT * FROM estado WHERE SIGLA='GO' OR NOME='Acre' ; </text:p>
      <text:p text:style-name="P1"><text:soft-page-break/><text:tab/></text:p>
      <text:p text:style-name="P1"/>
      <text:p text:style-name="P1"><text:tab/></text:p>
      <text:p text:style-name="P1">o **SELECT** será a instrução mais comumente usada na linguagem SQL. repare que o **SQL** não é case sensitive como a maioria das linguagens! </text:p>
      <text:p text:style-name="P1"><text:tab/></text:p>
      <text:p text:style-name="P1">Na cláusula **WHERE** <text:s/>serão utilizados alguns operadores de comparação e lógicos para que a condição seja especificada. Os operadores logicos usados em SQL são:</text:p>
      <text:p text:style-name="P1"/>
      <text:p text:style-name="P1">![](where.png) </text:p>
      <text:p text:style-name="P1"/>
      <text:p text:style-name="P1">#### criando novas tabelas a partir de tabelas existentes</text:p>
      <text:p text:style-name="P1"/>
      <text:p text:style-name="P1">É muito simples a criação de novas tabelas bastausar o CREATE TABLE usando o resultado de um SELECT.</text:p>
      <text:p text:style-name="P1"/>
      <text:p text:style-name="P1"><text:tab/>CREATE TABLE sudeste AS (SELECT * FROM estados WHERE regiao = 'SE') <text:s/>;</text:p>
      <text:p text:style-name="P1"/>
      <text:p text:style-name="P1"/>
      <text:p text:style-name="P1">### JOINS (Relacionando as Tabelas)</text:p>
      <text:p text:style-name="P1"/>
      <text:p text:style-name="P1">Existem diversas maneiras de se fazer o relacionamento entre duas tabelas.</text:p>
      <text:p text:style-name="P1">os mais comuns são:</text:p>
      <text:p text:style-name="P1"/>
      <text:p text:style-name="P1">1. INNER JOIN</text:p>
      <text:p text:style-name="P1">Este é simples e comumente empregado. Esta query retornará todos os registros da tabela A (esquerda) que têm correspondência com a tabela B (direita). Ou seja, o que existe de comum entre A e B. <text:s/>Podemos escrever este JOIN da seguinte forma:</text:p>
      <text:p text:style-name="P1"/>
      <text:p text:style-name="P1"><text:tab/><text:tab/>SELECT *</text:p>
      <text:p text:style-name="P1"><text:tab/><text:tab/>FROM A</text:p>
      <text:p text:style-name="P1"><text:tab/><text:tab/>INNER JOIN B</text:p>
      <text:p text:style-name="P1"><text:tab/><text:tab/>ON A.chave = B.chave</text:p>
      <text:p text:style-name="P1"/>
      <text:p text:style-name="P1">2. LEFT JOIN</text:p>
      <text:p text:style-name="P1">Esta consulta retorna todos os registros da tabela A (esquerda) <text:s/>e o que existir em comun com a tabela B (direita) O código ficará da seguinte forma:</text:p>
      <text:p text:style-name="P1"/>
      <text:p text:style-name="P1"><text:tab/><text:tab/>SELECT *</text:p>
      <text:p text:style-name="P1"><text:tab/><text:tab/>FROM A</text:p>
      <text:p text:style-name="P1"><text:tab/><text:tab/>LEFT JOIN B</text:p>
      <text:p text:style-name="P1"><text:tab/><text:tab/>ON A.chave = B.chave</text:p>
      <text:p text:style-name="P1"/>
      <text:p text:style-name="P1"/>
      <text:p text:style-name="P1">3. OUTER JOIN</text:p>
      <text:p text:style-name="P1">Este relacionamento é conhecido tambem como FULL OUTER JOIN ou FULL JOIN. Esta consulta retornará todos os registros das duas tabelas e juntando também os registros correspondentes entres as duas tabelas. O que for diferente nas duas tabelas ficara com o valor NULL. O código ficará da seguinte forma:</text:p>
      <text:p text:style-name="P1"/>
      <text:p text:style-name="P1"><text:tab/><text:tab/>SELECT *</text:p>
      <text:p text:style-name="P1"><text:tab/><text:tab/>FROM A</text:p>
      <text:p text:style-name="P1"><text:tab/><text:tab/>FULL OUTER JOIN B </text:p>
      <text:p text:style-name="P1"><text:tab/><text:tab/>ON A.chave = B.chave</text:p>
      <text:p text:style-name="P1"><text:tab/><text:tab/></text:p>
      <text:p text:style-name="P1"/>
      <text:p text:style-name="P1"/>
      <text:p text:style-name="P1">![](joins.jpg)</text:p>
      <text:p text:style-name="P1">[Fonte da figura](https://www.codeproject.com/Articles/33052/Visual-Representation-of-SQL-Joins)</text:p>
      <text:p text:style-name="P1"/>
      <text:p text:style-name="P1">### Funções</text:p>
      <text:p text:style-name="P1"/>
      <text:p text:style-name="P1"><text:soft-page-break/>Seguem algumas funções comumente usadas em SQL, lembre-se que cada versão e SGDB usa dialetos diferentes. </text:p>
      <text:p text:style-name="P1"/>
      <text:p text:style-name="P1">Funções <text:s/>simples (mais comumente usadas): </text:p>
      <text:p text:style-name="P1"><text:tab/></text:p>
      <text:p text:style-name="P1"><text:tab/>ABS(n)= Devolve o valor absoluto de (n). </text:p>
      <text:p text:style-name="P1"><text:tab/>CEIL(n)= Obtém o valor inteiro imediatamente superior ou igual a "n". </text:p>
      <text:p text:style-name="P1"><text:tab/>FLOOT(n) = Devolve o valor inteiro imediatamente inferior ou igual a "n". </text:p>
      <text:p text:style-name="P1"><text:tab/>MOD (m, n)= Devolve o resto resultante de dividir "m" entre "n". </text:p>
      <text:p text:style-name="P1"><text:tab/>POWER (m, exponente)= Calcula a potência de um número. </text:p>
      <text:p text:style-name="P1"><text:tab/>ROUND (número [, m])= Arredonda números com o número de dígitos de precisão indicados. </text:p>
      <text:p text:style-name="P1"><text:tab/>SIGN (valor)= Indica o signal do "valor". </text:p>
      <text:p text:style-name="P1"><text:tab/>SQRT(n)= Devolve a raiz quadrada de "n". </text:p>
      <text:p text:style-name="P1"><text:tab/>TRUNC (número, [m])= Trunca números para que tenham uma certa quantidade de dígitos de precisão. </text:p>
      <text:p text:style-name="P1"><text:tab/></text:p>
      <text:p text:style-name="P1"><text:tab/> </text:p>
      <text:p text:style-name="P1">Funções Agregadas :</text:p>
      <text:p text:style-name="P1"/>
      <text:p text:style-name="P1"><text:tab/></text:p>
      <text:p text:style-name="P1"><text:tab/>COUNT ( * | Expressão)= Conta o número <text:s/>de ocorrências (A opção "*" conta todos os registros selecionados). </text:p>
      <text:p text:style-name="P1"><text:tab/>AVG (n)= Calcula o valor médio de "n" ignorando os valores nulos. </text:p>
      <text:p text:style-name="P1"><text:tab/>MAX (expressão)= Calcula o máximo. </text:p>
      <text:p text:style-name="P1"><text:tab/>MIN (expressão)= Calcula o mínimo. </text:p>
      <text:p text:style-name="P1"><text:tab/>SUM (expressão)= Obtém a soma dos valores da expressão. (se houver NULL retorna NULL)</text:p>
      <text:p text:style-name="P1"><text:tab/>TOTAL(expressão) = soma ignorando NULL</text:p>
      <text:p text:style-name="P1"><text:tab/></text:p>
      <text:p text:style-name="P1">Funções de caracteres: </text:p>
      <text:p text:style-name="P1"/>
      <text:p text:style-name="P1"/>
      <text:p text:style-name="P1"><text:tab/>CONCAT (str1, str2)= Devolve "str1" concatenada com "str2". </text:p>
      <text:p text:style-name="P1"><text:tab/>LOWER (str)= Devolve a string <text:s/>em minúsculas. </text:p>
      <text:p text:style-name="P1"><text:tab/>UPPER (str)= Devolve a string em maiúsculas. </text:p>
      <text:p text:style-name="P1"><text:tab/>SUBSTR (str, m [,n])= Obtém parte de uma string. </text:p>
      <text:p text:style-name="P1"><text:tab/>LENGTH (str)= Devolve o número de caracteres de str. </text:p>
      <text:p text:style-name="P1"><text:tab/>REPLACE (str, cadeia_busca [, cadeia_substituição])= Substitui um caractere ou caracteres de uma cadeia com 0 ou mais caracteres. </text:p>
      <text:p text:style-name="P1"/>
      <text:p text:style-name="P1"><text:tab/></text:p>
      <text:p text:style-name="P1"><text:tab/></text:p>
      <text:p text:style-name="P1">funções de datas:</text:p>
      <text:p text:style-name="P1"/>
      <text:p text:style-name="P1"><text:tab/>DATE() - retorna a data ou transforma em data</text:p>
      <text:p text:style-name="P1"><text:tab/>TIME() - retorna tempo</text:p>
      <text:p text:style-name="P1"><text:tab/>STRFTIME(fmt,data) - formata a data no formato </text:p>
      <text:p text:style-name="P1"><text:tab/></text:p>
      <text:p text:style-name="P1"><text:tab/></text:p>
      <text:p text:style-name="P1">Exemplos:</text:p>
      <text:p text:style-name="P1"/>
      <text:p text:style-name="P1"><text:tab/>SELECT count(*) from Estados;</text:p>
      <text:p text:style-name="P1"><text:tab/>SELECT date() ; </text:p>
      <text:p text:style-name="P1"><text:tab/>SELECT round(355.0 / 113.0,6) ; <text:s/>-- que número é esse? Teste sem o .0</text:p>
      <text:p text:style-name="P1"/>
      <text:p text:style-name="P1"/>
      <text:p text:style-name="P1">## 2 Pratica!</text:p>
      <text:p text:style-name="P1"/>
      <text:p text:style-name="P1">Nas praticas de hoje utilizaremos o [SQLITE](https://www.sqlite.org/about.html) que vem a ser uma pequena biblioteca, open source, autocontida, sem necessidade de usar um **servidor** e nem é necessária nenhuma configuração adicional. </text:p>
      <text:p text:style-name="P1"/>
      <text:p text:style-name="P1">Faremos o download de um programa gráfico (GUI) <text:s/>para que possamos interagir com <text:soft-page-break/>o Sqlite mais facilmente. Nosso laboratório da ENSP <text:s/>não permite a instalação usaremos a versão *portável* , isto é, que se instala no próprio ambiente do usuário. </text:p>
      <text:p text:style-name="P1"/>
      <text:p text:style-name="P1"/>
      <text:p text:style-name="P1"><text:tab/><text:tab/><text:tab/></text:p>
      <text:p text:style-name="P1">[Clique aqui para baixar o SQLITEBrowser (windows 32b)](https://github.com/sqlitebrowser/sqlitebrowser/releases/download/v3.10.1/SQLiteDatabaseBrowserPortable_3.10.1_English.paf.exe)</text:p>
      <text:p text:style-name="P1"/>
      <text:p text:style-name="P1">instale a versão acima e após a instalação inicie o programa. uma tela semelhante devera aparecer</text:p>
      <text:p text:style-name="P1"/>
      <text:p text:style-name="P1">![](sqlitebrowser.png) </text:p>
      <text:p text:style-name="P1"/>
      <text:p text:style-name="P1"/>
      <text:p text:style-name="P1">Clique em **Novo Banco de Dados** </text:p>
      <text:p text:style-name="P1"/>
      <text:p text:style-name="P1">siga o link para o <text:s/>primeiro exemplo chamado [estudo.sql](estudo.sql)</text:p>
      <text:p text:style-name="P1"/>
      <text:p text:style-name="P1">Selecione no texto a <text:s/>parte de criação da tabela <text:s/>pacientes, em seguida entre na ABA **Executar SQL** <text:s/>e cole o texto. para executar use **F5** ou **control+Enter** ou ainda usa o icone **&gt;** </text:p>
      <text:p text:style-name="P1"/>
      <text:p text:style-name="P1">![](sqleditor.png)</text:p>
      <text:p text:style-name="P1"/>
      <text:p text:style-name="P1">vá agora até a ABA **Estrutura do banco de dados** e veja o que foi criado.</text:p>
      <text:p text:style-name="P1"/>
      <text:p text:style-name="P1">volte a seu navegador e copie o trecho refente aos dados dos pacientes e novamente cole na janela **Executar SQL** e execute.</text:p>
      <text:p text:style-name="P1"/>
      <text:p text:style-name="P1">vá agora até a ABA **Navegar Dados** e verifique seu dados</text:p>
      <text:p text:style-name="P1">use o exemplo crie mais um ou dois registros com os números de ID 105 e 106</text:p>
      <text:p text:style-name="P1"/>
      <text:p text:style-name="P1">crie agora a tabela **estudo** repetindo os passos anteriores!</text:p>
      <text:p text:style-name="P1"/>
      <text:p text:style-name="P1">#### Exercícios </text:p>
      <text:p text:style-name="P1"><text:s/>vamos testar agora alguns comandos</text:p>
      <text:p text:style-name="P1"><text:s/></text:p>
      <text:p text:style-name="P1"><text:tab/>SELECT * FROM paciente where sexo = 'F' ;</text:p>
      <text:p text:style-name="P1"><text:tab/> </text:p>
      <text:p text:style-name="P1"><text:tab/>SELECT avg(Peso) from paciente ;</text:p>
      <text:p text:style-name="P1"><text:tab/></text:p>
      <text:p text:style-name="P1"><text:tab/>SELECT sexo, avg(Peso) from paciente group by sexo; </text:p>
      <text:p text:style-name="P1"><text:tab/></text:p>
      <text:p text:style-name="P1"><text:tab/>SELECT COUNT(*) from estudo ;</text:p>
      <text:p text:style-name="P1"><text:tab/></text:p>
      <text:p text:style-name="P1"><text:tab/>SELECT *, <text:s/>round(Peso/(Altura*altura),4) <text:s/>as IMC from paciente ;</text:p>
      <text:p text:style-name="P1"><text:tab/></text:p>
      <text:p text:style-name="P1">Use a tabela **estudo** e calcule o peso medio de cada paciente</text:p>
      <text:p text:style-name="P1"/>
      <text:p text:style-name="P1">Apagando os registros que você adicionou :</text:p>
      <text:p text:style-name="P1"/>
      <text:p text:style-name="P1"><text:tab/>DELETE FROM paciente WHERE ID=105 </text:p>
      <text:p text:style-name="P1"/>
      <text:p text:style-name="P1">Delete agora do outro paciente usando o NOME e o SNOME</text:p>
      <text:p text:style-name="P1"/>
      <text:p text:style-name="P1">#### relacionando as tabelas</text:p>
      <text:p text:style-name="P1"/>
      <text:p text:style-name="P1"><text:tab/>select <text:s/>* <text:s/>from paciente left join estudo on <text:s/>paciente.id = estudo.id <text:s/>; </text:p>
      <text:p text:style-name="P1"><text:tab/></text:p>
      <text:p text:style-name="P1">crie o IMC usando o Peso no relacionamento entre as tabelas. Fique atento ao fato de existirem duas colunas Peso !</text:p>
      <text:p text:style-name="P1"/>
      <text:p text:style-name="P1"><text:soft-page-break/>#### Mortalidade um exemplo</text:p>
      <text:p text:style-name="P1"/>
      <text:p text:style-name="P1">vamos baixar [AQUI](dorj2004.db) a base de mortalidade do RJ em 2004 já no formato do sqlite </text:p>
      <text:p text:style-name="P1"/>
      <text:p text:style-name="P1">faço o dowload de cerca de 17Mb , abra o arquivo no sqlitebrowser </text:p>
      <text:p text:style-name="P1"/>
      <text:p text:style-name="P1"/>
      <text:p text:style-name="P1">tente:</text:p>
      <text:p text:style-name="P1"/>
      <text:p text:style-name="P1">1. Qual a esrutura da tabela? </text:p>
      <text:p text:style-name="P1">1. Quantos registros tem na tabela?</text:p>
      <text:p text:style-name="P1">2. quantos registros por municipio de residência (codmunres) ? (vai precisar group by)</text:p>
      <text:p text:style-name="P1">3. Quantos são residentes de outra UF ?</text:p>
      <text:p text:style-name="P1"/>
      <text:p text:style-name="P1">baixe a tabela de bairros do Rio de Janeiro e cid10 <text:s/>[AQUI](tabelas_aux.zip), crie as tabelas em seguida</text:p>
      <text:p text:style-name="P1"><text:s/></text:p>
      <text:p text:style-name="P1"><text:s/>1. Selecione o município do Rio e relacione a tabela com os nomes de bairros. gere uma contagem por bairro <text:s/>e sexo. (codbairro) </text:p>
      <text:p text:style-name="P1"><text:s/>2. selecione os casos de AVC na causa <text:span text:style-name="T1">básica</text:span> I60 a I69 ou <text:s/>como causa associada (linhas) e crie uma nova tabela.</text:p>
      <text:p text:style-name="P1"><text:s/></text:p>
      <text:p text:style-name="P1"><text:s/></text:p>
      <text:p text:style-name="P1"/>
      <text:p text:style-name="P1"><text:s/>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02T01:00:18.808914296</dc:date>
    <dc:creator>oswaldo </dc:creator>
    <meta:editing-duration>PT5M44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8" meta:paragraph-count="270" meta:word-count="2146" meta:character-count="13493" meta:non-whitespace-character-count="11112"/>
  </office:meta>
</office:document-meta>
</file>